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ack" svg:font-family="hack, 'Droid Sans Mono', monospace, monospace"/>
    <style:font-face style:name="system-ui" svg:font-family="system-ui, Ubuntu, 'Droid Sans', sans-serif"/>
  </office:font-face-decls>
  <office:automatic-styles>
    <style:style style:name="P1" style:family="paragraph" style:parent-style-name="Heading_20_1">
      <style:paragraph-properties fo:margin-left="0.212cm" fo:margin-right="0cm" fo:margin-top="0cm" fo:margin-bottom="0cm" style:contextual-spacing="false" fo:text-indent="0cm" style:auto-text-indent="false"/>
      <style:text-properties fo:font-variant="normal" fo:text-transform="none" fo:color="#616161" loext:opacity="100%" style:font-name="system-ui" fo:font-size="10.5pt" fo:font-style="normal" fo:font-weight="bold" loext:padding="0cm" loext:border="none"/>
    </style:style>
    <style:style style:name="P2" style:family="paragraph" style:parent-style-name="Heading_20_1">
      <style:paragraph-properties fo:margin-left="0.212cm" fo:margin-right="0cm" fo:margin-top="0cm" fo:margin-bottom="0cm" style:contextual-spacing="false" fo:text-indent="0cm" style:auto-text-indent="false"/>
      <style:text-properties fo:font-variant="normal" fo:text-transform="none" fo:color="#616161" loext:opacity="100%" style:font-name="system-ui" fo:font-size="10.5pt" fo:font-style="italic" fo:font-weight="bold" fo:background-color="#ffffff" style:font-style-asian="italic" style:font-style-complex="italic" loext:padding-left="0cm" loext:padding-right="0cm" loext:padding-top="0.049cm" loext:padding-bottom="0.049cm" loext:border-left="none" loext:border-right="none" loext:border-top="0.06pt solid #c8c8c8" loext:border-bottom="0.06pt solid #c8c8c8"/>
    </style:style>
    <style:style style:name="P3" style:family="paragraph" style:parent-style-name="Heading_20_3">
      <style:paragraph-properties fo:margin-left="0cm" fo:margin-right="0cm" fo:margin-top="0.106cm" fo:margin-bottom="0.247cm" style:contextual-spacing="false" style:line-height-at-least="0.529cm" fo:text-indent="0cm" style:auto-text-indent="false"/>
      <style:text-properties fo:font-variant="normal" fo:text-transform="none" fo:color="#616161" loext:opacity="100%" style:font-name="system-ui" fo:font-size="9.75pt" fo:font-style="normal" fo:font-weight="normal" loext:padding="0cm" loext:border="none"/>
    </style:style>
    <style:style style:name="P4" style:family="paragraph" style:parent-style-name="Heading_20_3">
      <style:paragraph-properties fo:margin-left="0cm" fo:margin-right="0cm" fo:margin-top="0.106cm" fo:margin-bottom="0.247cm" style:contextual-spacing="false" style:line-height-at-least="0.529cm" fo:text-indent="0cm" style:auto-text-indent="false"/>
    </style:style>
    <style:style style:name="P5" style:family="paragraph" style:parent-style-name="Preformatted_20_Text">
      <style:paragraph-properties fo:margin-left="0cm" fo:margin-right="0cm" fo:margin-top="0.106cm" fo:margin-bottom="0.247cm" style:contextual-spacing="false" style:line-height-at-least="0.529cm" fo:text-indent="0cm" style:auto-text-indent="false"/>
      <style:text-properties fo:font-variant="normal" fo:text-transform="none" fo:color="#616161" loext:opacity="100%" style:font-name="Google Sans Text" fo:font-size="10.5pt" fo:font-style="normal" fo:font-weight="normal" loext:padding="0cm" loext:border="none"/>
    </style:style>
    <style:style style:name="P6" style:family="paragraph" style:parent-style-name="Preformatted_20_Text">
      <style:paragraph-properties fo:margin-left="0cm" fo:margin-right="0cm" fo:margin-top="0.106cm" fo:margin-bottom="0.247cm" style:contextual-spacing="false" style:line-height-at-least="0.529cm" fo:text-indent="0cm" style:auto-text-indent="false"/>
    </style:style>
    <style:style style:name="P7" style:family="paragraph" style:parent-style-name="Preformatted_20_Text">
      <style:paragraph-properties fo:margin-left="0cm" fo:margin-right="0cm" fo:margin-top="0.106cm" fo:margin-bottom="0.247cm" style:contextual-spacing="false" style:line-height-at-least="0.529cm"/>
    </style:style>
    <style:style style:name="P8" style:family="paragraph" style:parent-style-name="Preformatted_20_Text">
      <style:paragraph-properties fo:margin-left="0cm" fo:margin-right="0cm" fo:margin-top="0.106cm" fo:margin-bottom="0.247cm" style:contextual-spacing="false" style:line-height-at-least="0.529cm"/>
      <style:text-properties fo:font-size="8pt" style:font-size-asian="8pt" style:font-size-complex="8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.106cm" fo:margin-bottom="0cm" style:contextual-spacing="false" style:line-height-at-least="0.529cm" fo:text-indent="0cm" style:auto-text-indent="false"/>
      <style:text-properties fo:font-variant="normal" fo:text-transform="none" fo:color="#616161" loext:opacity="100%" style:font-name="system-ui" fo:font-size="9.75pt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.106cm" fo:margin-bottom="0cm" style:contextual-spacing="false" style:line-height-at-least="0.529cm" fo:text-indent="0cm" style:auto-text-indent="false"/>
      <style:text-properties fo:font-variant="normal" fo:text-transform="none" fo:color="#616161" loext:opacity="100%" style:font-name="system-ui" fo:font-size="9.75pt" fo:font-style="italic" fo:font-weight="normal" fo:background-color="#ffffff" style:font-style-asian="italic" style:font-style-complex="italic" loext:padding-left="0cm" loext:padding-right="0cm" loext:padding-top="0.049cm" loext:padding-bottom="0.049cm" loext:border-left="none" loext:border-right="none" loext:border-top="0.06pt solid #c8c8c8" loext:border-bottom="0.06pt solid #c8c8c8"/>
    </style:style>
    <style:style style:name="P12" style:family="paragraph" style:parent-style-name="Text_20_body">
      <style:paragraph-properties fo:margin-left="0cm" fo:margin-right="0cm" fo:margin-top="0.106cm" fo:margin-bottom="0cm" style:contextual-spacing="false" style:line-height-at-least="0.529cm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margin-top="0.106cm" fo:margin-bottom="0cm" style:contextual-spacing="false" style:line-height-at-least="0.529cm" fo:text-indent="0cm" style:auto-text-indent="false" fo:padding="0cm" fo:border="none"/>
    </style:style>
    <style:style style:name="T1" style:family="text">
      <style:text-properties fo:font-variant="normal" fo:text-transform="none" fo:color="#616161" loext:opacity="100%" style:font-name="system-ui" fo:font-size="9.75pt" fo:font-style="normal" fo:font-weight="normal" loext:padding="0cm" loext:border="none"/>
    </style:style>
    <style:style style:name="T2" style:family="text">
      <style:text-properties fo:font-variant="normal" fo:text-transform="none" fo:color="#616161" loext:opacity="100%" style:font-name="system-ui" fo:font-size="8pt" fo:font-style="normal" fo:font-weight="normal" style:font-size-asian="8pt" style:font-size-complex="8pt" loext:padding="0cm" loext:border="none"/>
    </style:style>
    <style:style style:name="T3" style:family="text">
      <style:text-properties fo:font-variant="normal" fo:text-transform="none" fo:color="#616161" loext:opacity="100%" style:font-name="hack" fo:font-size="10.5pt" fo:font-style="normal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616161" loext:opacity="100%" style:font-name="hack" fo:font-size="10.5pt" fo:font-style="normal" fo:font-weight="normal" fo:background-color="#9bb955" loext:char-shading-value="0" loext:padding="0cm" loext:border="none"/>
    </style:style>
    <style:style style:name="T5" style:family="text">
      <style:text-properties fo:font-variant="normal" fo:text-transform="none" fo:color="#616161" loext:opacity="100%" style:font-name="hack" fo:font-size="10.5pt" fo:font-style="normal" fo:font-weight="normal" fo:background-color="#ff0000" loext:char-shading-value="0" loext:padding="0cm" loext:border="none"/>
    </style:style>
    <style:style style:name="T6" style:family="text">
      <style:text-properties fo:font-variant="normal" fo:text-transform="none" fo:color="#616161" loext:opacity="100%" style:font-name="hack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616161" loext:opacity="100%" style:font-name="hack" fo:font-style="normal" fo:font-weight="normal" fo:background-color="#9bb955" loext:char-shading-value="0" loext:padding="0cm" loext:border="none"/>
    </style:style>
    <style:style style:name="T8" style:family="text">
      <style:text-properties fo:font-variant="normal" fo:text-transform="none" fo:color="#616161" loext:opacity="100%" style:font-name="hack" fo:font-style="normal" fo:font-weight="normal" fo:background-color="#ff0000" loext:char-shading-value="0" loext:padding="0cm" loext:border="none"/>
    </style:style>
    <style:style style:name="T9" style:family="text">
      <style:text-properties fo:font-variant="normal" fo:text-transform="none" fo:color="#616161" loext:opacity="100%" style:font-name="hack" fo:font-size="8pt" fo:font-style="normal" fo:font-weight="normal" fo:background-color="transparent" loext:char-shading-value="0" style:font-size-asian="8pt" style:font-size-complex="8pt" loext:padding="0cm" loext:border="none"/>
    </style:style>
    <style:style style:name="T10" style:family="text">
      <style:text-properties fo:font-variant="normal" fo:text-transform="none" fo:color="#616161" loext:opacity="100%" style:font-name="hack" fo:font-size="8pt" fo:font-style="normal" fo:font-weight="normal" fo:background-color="#9bb955" loext:char-shading-value="0" style:font-size-asian="8pt" style:font-size-complex="8pt" loext:padding="0cm" loext:border="none"/>
    </style:style>
    <style:style style:name="T11" style:family="text">
      <style:text-properties fo:font-variant="normal" fo:text-transform="none" fo:color="#616161" loext:opacity="100%" style:font-name="hack" fo:font-size="8pt" fo:font-style="normal" fo:font-weight="normal" fo:background-color="#ff0000" loext:char-shading-value="0" style:font-size-asian="8pt" style:font-size-complex="8pt" loext:padding="0cm" loext:border="none"/>
    </style:style>
    <style:style style:name="T12" style:family="text">
      <style:text-properties fo:font-variant="normal" fo:text-transform="none" fo:color="#616161" loext:opacity="100%" fo:background-color="transparent" loext:char-shading-value="0" loext:padding="0cm" loext:border="none"/>
    </style:style>
    <style:style style:name="T13" style:family="text">
      <style:text-properties fo:font-variant="normal" fo:text-transform="none" fo:color="#616161" loext:opacity="100%" fo:background-color="#9bb955" loext:char-shading-value="0" loext:padding="0cm" loext:border="none"/>
    </style:style>
    <style:style style:name="T14" style:family="text">
      <style:text-properties fo:font-variant="normal" fo:text-transform="none" fo:color="#616161" loext:opacity="100%" fo:background-color="#ff0000" loext:char-shading-value="0" loext:padding="0cm" loext:border="none"/>
    </style:style>
    <style:style style:name="T15" style:family="text">
      <style:text-properties fo:font-variant="normal" fo:text-transform="none" fo:color="#616161" loext:opacity="100%" fo:font-size="8pt" fo:background-color="transparent" loext:char-shading-value="0" style:font-size-asian="8pt" style:font-size-complex="8pt" loext:padding="0cm" loext:border="none"/>
    </style:style>
    <style:style style:name="T16" style:family="text">
      <style:text-properties fo:font-variant="normal" fo:text-transform="none" fo:color="#616161" loext:opacity="100%" fo:font-size="8pt" fo:background-color="#9bb955" loext:char-shading-value="0" style:font-size-asian="8pt" style:font-size-complex="8pt" loext:padding="0cm" loext:border="none"/>
    </style:style>
    <style:style style:name="T17" style:family="text">
      <style:text-properties fo:font-variant="normal" fo:text-transform="none" fo:color="#616161" loext:opacity="100%" fo:font-size="8pt" fo:background-color="#ff0000" loext:char-shading-value="0" style:font-size-asian="8pt" style:font-size-complex="8pt" loext:padding="0cm" loext:border="none"/>
    </style:style>
    <style:style style:name="T18" style:family="text">
      <style:text-properties fo:font-variant="normal" fo:text-transform="none" fo:color="#616161" loext:opacity="100%" fo:font-size="8pt" fo:font-style="normal" fo:font-weight="normal" fo:background-color="#9bb955" loext:char-shading-value="0" style:font-size-asian="8pt" style:font-size-complex="8pt" loext:padding="0cm" loext:border="none"/>
    </style:style>
    <style:style style:name="T19" style:family="text">
      <style:text-properties fo:font-variant="normal" fo:text-transform="none" fo:color="#a31515" loext:opacity="100%" style:font-name="system-ui" fo:font-size="10.5pt" fo:font-style="normal" fo:font-weight="normal" fo:background-color="#000000" loext:char-shading-value="0" loext:padding="0cm" loext:border="none"/>
    </style:style>
    <style:style style:name="T20" style:family="text">
      <style:text-properties fo:font-variant="normal" fo:text-transform="none" fo:color="#006ab1" loext:opacity="100%" style:text-line-through-style="none" style:text-line-through-type="none" style:font-name="system-ui" fo:font-size="10.5pt" fo:font-style="normal" style:text-underline-style="none" fo:font-weight="normal" style:text-blinking="false" fo:background-color="#000000" loext:char-shading-value="0" loext:padding="0cm" loext:border="none"/>
    </style:style>
    <style:style style:name="T21" style:family="text">
      <style:text-properties fo:font-variant="normal" fo:text-transform="none" fo:color="#0000ff" loext:opacity="100%" style:font-name="hack" fo:font-size="10.5pt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ff" loext:opacity="100%" style:font-name="hack" fo:font-size="10.5pt" fo:font-style="normal" fo:font-weight="normal" fo:background-color="#9bb955" loext:char-shading-value="0" loext:padding="0cm" loext:border="none"/>
    </style:style>
    <style:style style:name="T23" style:family="text">
      <style:text-properties fo:font-variant="normal" fo:text-transform="none" fo:color="#0000ff" loext:opacity="100%" style:font-name="hack" fo:font-size="8pt" fo:font-style="normal" fo:font-weight="normal" fo:background-color="transparent" loext:char-shading-value="0" style:font-size-asian="8pt" style:font-size-complex="8pt" loext:padding="0cm" loext:border="none"/>
    </style:style>
    <style:style style:name="T24" style:family="text">
      <style:text-properties fo:font-variant="normal" fo:text-transform="none" fo:color="#0000ff" loext:opacity="100%" style:font-name="hack" fo:font-size="8pt" fo:font-style="normal" fo:font-weight="normal" fo:background-color="#9bb955" loext:char-shading-value="0" style:font-size-asian="8pt" style:font-size-complex="8pt" loext:padding="0cm" loext:border="none"/>
    </style:style>
    <style:style style:name="T25" style:family="text">
      <style:text-properties fo:font-variant="normal" fo:text-transform="none" fo:color="#0000ff" loext:opacity="100%" style:font-name="hack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0000ff" loext:opacity="100%" style:font-name="hack" fo:font-style="normal" fo:font-weight="normal" fo:background-color="#9bb955" loext:char-shading-value="0" loext:padding="0cm" loext:border="none"/>
    </style:style>
    <style:style style:name="T27" style:family="text">
      <style:text-properties fo:font-variant="normal" fo:text-transform="none" fo:color="#008000" loext:opacity="100%" style:font-name="hack" fo:font-size="10.5pt" fo:font-style="normal" fo:font-weight="normal" fo:background-color="transparent" loext:char-shading-value="0" loext:padding="0cm" loext:border="none"/>
    </style:style>
    <style:style style:name="T28" style:family="text">
      <style:text-properties fo:font-variant="normal" fo:text-transform="none" fo:color="#008000" loext:opacity="100%" style:font-name="hack" fo:font-size="10.5pt" fo:font-style="normal" fo:font-weight="normal" fo:background-color="#9bb955" loext:char-shading-value="0" loext:padding="0cm" loext:border="none"/>
    </style:style>
    <style:style style:name="T29" style:family="text">
      <style:text-properties fo:font-variant="normal" fo:text-transform="none" fo:color="#008000" loext:opacity="100%" style:font-name="hack" fo:font-style="normal" fo:font-weight="normal" fo:background-color="#9bb955" loext:char-shading-value="0" loext:padding="0cm" loext:border="none"/>
    </style:style>
    <style:style style:name="T30" style:family="text">
      <style:text-properties fo:font-variant="normal" fo:text-transform="none" fo:color="#008000" loext:opacity="100%" style:font-name="hack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008000" loext:opacity="100%" style:font-name="hack" fo:font-size="8pt" fo:font-style="normal" fo:font-weight="normal" fo:background-color="#9bb955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008000" loext:opacity="100%" style:font-name="hack" fo:font-size="8pt" fo:font-style="normal" fo:font-weight="normal" fo:background-color="transparent" loext:char-shading-value="0" style:font-size-asian="8pt" style:font-size-complex="8pt" loext:padding="0cm" loext:border="none"/>
    </style:style>
    <style:style style:name="T33" style:family="text">
      <style:text-properties fo:color="#e51400" loext:opacity="100%"/>
    </style:style>
    <style:style style:name="T34" style:family="text">
      <style:text-properties fo:color="#48985d" loext:opacity="100%"/>
    </style:style>
    <style:style style:name="T35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0.794cm" draw:z-index="0">
        <draw:text-box fo:min-height="0.794cm">
          <text:p text:style-name="P9"/>
        </draw:text-box>
      </draw:frame>
      <text:h text:style-name="P2" text:outline-level="1">Olivier Doaré</text:h>
      <text:p text:style-name="P11">The OpenGL implementation works well in Linux, but in Windows, the image is smaller and at the bottom left of the zone. Do you know why ?</text:p>
      <text:h text:style-name="P1" text:outline-level="1"/>
      <text:h text:style-name="P1" text:outline-level="1">Gemini</text:h>
      <text:p text:style-name="P10">Of course. This is a classic issue when dealing with OpenGL across different platforms, and it's related to how window coordinates and pixel scaling are handled.</text:p>
      <text:p text:style-name="P10">The problem you're describing on Windows—the image appearing smaller and in the bottom-left corner—is a strong indicator of a discrepancy between the logical pixel coordinates used by JUCE and the physical pixel coordinates expected by OpenGL, especially on high-DPI displays.</text:p>
      <text:h text:style-name="P3" text:outline-level="3">The Cause: Logical vs. Physical Pixels</text:h>
      <text:p text:style-name="P10">On platforms like Windows (and macOS with Retina displays), the operating system can use a scaling factor for the UI. A JUCE component might have a logical size of 100x100 pixels, but on a display with 150% scaling, it will occupy 150x150 physical pixels on the screen.</text:p>
      <text:p text:style-name="P12"><text:span text:style-name="T1">The </text:span><text:span text:style-name="Source_20_Text"><text:span text:style-name="T19">glViewport</text:span></text:span><text:span text:style-name="T1"> function, however, works in </text:span><text:span text:style-name="Strong_20_Emphasis"><text:span text:style-name="T1">physical pixels</text:span></text:span><text:span text:style-name="T1">.</text:span></text:p>
      <text:p text:style-name="P12"><text:span text:style-name="T1"/></text:p>
      <text:p text:style-name="P12"><text:span text:style-name="T1">In your </text:span><text:a xlink:type="simple" xlink:href="code-assist-path:/home/doare/src/Image-In/Source/MapDisplayComponent_GL.cpp" text:style-name="Internet_20_link" text:visited-style-name="Visited_20_Internet_20_Link"><text:span text:style-name="Source_20_Text"><text:span text:style-name="T20">MapDisplayComponent_GL.cpp</text:span></text:span></text:a><text:span text:style-name="T1"> file, the </text:span><text:span text:style-name="Source_20_Text"><text:span text:style-name="T19">glViewport</text:span></text:span><text:span text:style-name="T1"> call is:</text:span></text:p>
      <text:p text:style-name="P6"><text:span text:style-name="Source_20_Text"><text:span text:style-name="T9">juce::gl::glViewport (displayArea.getX(), getHeight() - displayArea.getBottom(), displayArea.getWidth(), displayArea.getHeight());</text:span></text:span></text:p>
      <text:p text:style-name="P12"><text:span text:style-name="T2"/></text:p>
      <text:p text:style-name="P12"><text:span text:style-name="T1">Here, </text:span><text:span text:style-name="Source_20_Text"><text:span text:style-name="T19">displayArea.getX()</text:span></text:span><text:span text:style-name="T1">, </text:span><text:span text:style-name="Source_20_Text"><text:span text:style-name="T19">getHeight()</text:span></text:span><text:span text:style-name="T1">, etc., are all in logical JUCE coordinates. On a standard, non-scaled display, this works fine. But on a scaled Windows display, you are telling OpenGL to render into a viewport that is smaller than the actual physical area of the component, causing the result you see.</text:span></text:p>
      <text:h text:style-name="P4" text:outline-level="3"><text:span text:style-name="T1">The Solution: Using </text:span><text:span text:style-name="Source_20_Text"><text:span text:style-name="T19">OpenGLContext::getRenderingScale()</text:span></text:span></text:h>
      <text:p text:style-name="P12"><text:span text:style-name="T1">The </text:span><text:span text:style-name="Source_20_Text"><text:span text:style-name="T19">juce::OpenGLContext</text:span></text:span><text:span text:style-name="T1"> provides a convenient way to get the underlying scaling factor. We need to multiply all our logical JUCE coordinates by this scale factor before passing them to </text:span><text:span text:style-name="Source_20_Text"><text:span text:style-name="T19">glViewport</text:span></text:span><text:span text:style-name="T1">.</text:span></text:p>
      <text:p text:style-name="P12"><text:span text:style-name="T1">Here are the changes to fix this in </text:span><text:a xlink:type="simple" xlink:href="code-assist-path:/home/doare/src/Image-In/Source/MapDisplayComponent_GL.cpp" text:style-name="Internet_20_link" text:visited-style-name="Visited_20_Internet_20_Link"><text:span text:style-name="Source_20_Text"><text:span text:style-name="T20">MapDisplayComponent_GL.cpp</text:span></text:span></text:a><text:span text:style-name="T1">:</text:span></text:p>
      <text:p text:style-name="P5">MapDisplayComponent_GL.cpp</text:p>
      <text:p text:style-name="P6"><text:span text:style-name="Source_20_Text"><text:span text:style-name="T12"><text:s/></text:span></text:span><text:span text:style-name="Source_20_Text"><text:span text:style-name="T15"><text:s text:c="3"/></text:span></text:span><text:span text:style-name="Source_20_Text"><text:span text:style-name="T23">if</text:span></text:span><text:span text:style-name="Source_20_Text"><text:span text:style-name="T9"> (displayArea.isEmpty())<text:line-break/></text:span></text:span><text:span text:style-name="Source_20_Text"><text:span text:style-name="T15"> <text:s text:c="7"/></text:span></text:span><text:span text:style-name="Source_20_Text"><text:span text:style-name="T23">return</text:span></text:span><text:span text:style-name="Source_20_Text"><text:span text:style-name="T9">;</text:span></text:span></text:p>
      <text:p text:style-name="P6"><text:span text:style-name="Source_20_Text"><text:span text:style-name="T16"><text:s text:c="4"/></text:span></text:span><text:span text:style-name="Source_20_Text"><text:span text:style-name="T31">// Get the scale factor from the context to handle high-DPI displays correctly.<text:line-break/></text:span></text:span><text:span text:style-name="Source_20_Text"><text:span text:style-name="T16"> <text:s text:c="3"/></text:span></text:span><text:span text:style-name="Source_20_Text"><text:span text:style-name="T24">const</text:span></text:span><text:span text:style-name="Source_20_Text"><text:span text:style-name="T10"> </text:span></text:span><text:span text:style-name="Source_20_Text"><text:span text:style-name="T24">float</text:span></text:span><text:span text:style-name="Source_20_Text"><text:span text:style-name="T10"> scale = (</text:span></text:span><text:span text:style-name="Source_20_Text"><text:span text:style-name="T24">float</text:span></text:span><text:span text:style-name="Source_20_Text"><text:span text:style-name="T10">) openGLContext.getRenderingScale();</text:span></text:span></text:p>
      <text:p text:style-name="P6"><text:span text:style-name="Source_20_Text"><text:span text:style-name="T15"><text:s text:c="4"/></text:span></text:span><text:span text:style-name="Source_20_Text"><text:span text:style-name="T32">// Set the viewport to the square display area<text:line-break/></text:span></text:span><text:span text:style-name="Source_20_Text"><text:span text:style-name="T17"> <text:s text:c="3"/></text:span></text:span><text:span text:style-name="Source_20_Text"><text:span text:style-name="T11">juce::gl::glViewport (displayArea.getX(), getHeight() - displayArea.getBottom(), displayArea.getWidth(), displayArea.getHeight());<text:line-break/></text:span></text:span><text:span text:style-name="Source_20_Text"><text:span text:style-name="T16"> <text:s text:c="3"/></text:span></text:span><text:span text:style-name="Source_20_Text"><text:span text:style-name="T10">juce::gl::glViewport ((GLint) (displayArea.getX() * scale), (GLint) ((getHeight() - displayArea.getBottom()) * scale),</text:span></text:span><text:span text:style-name="Source_20_Text"><text:span text:style-name="T18"> </text:span></text:span><text:span text:style-name="Source_20_Text"><text:span text:style-name="T10">(GLsizei) (displayArea.getWidth() * scale), (GLsizei) (displayArea.getHeight() * scale));<text:line-break/></text:span></text:span><text:span text:style-name="Source_20_Text"><text:span text:style-name="T15"> <text:s text:c="3"/></text:span></text:span><text:span text:style-name="Source_20_Text"><text:span text:style-name="T23">auto</text:span></text:span><text:span text:style-name="Source_20_Text"><text:span text:style-name="T9"> image = processor.imageBuffer.getImage();</text:span></text:span></text:p>
      <text:p text:style-name="P8"/>
      <text:p text:style-name="P7"><text:soft-page-break/></text:p>
      <text:h text:style-name="P3" text:outline-level="3">Explanation of the Change</text:h>
      <text:list text:style-name="L1">
        <text:list-item>
          <text:p text:style-name="P13"><text:span text:style-name="Strong_20_Emphasis"><text:span text:style-name="Source_20_Text"><text:span text:style-name="T19">const float scale = (float) openGLContext.getRenderingScale();</text:span></text:span></text:span><text:span text:style-name="T1"> We query the </text:span><text:span text:style-name="Source_20_Text"><text:span text:style-name="T19">OpenGLContext</text:span></text:span><text:span text:style-name="T1"> for the current rendering scale. On a standard display, this will be </text:span><text:span text:style-name="Source_20_Text"><text:span text:style-name="T19">1.0</text:span></text:span><text:span text:style-name="T1">. On a Windows system with 150% UI scaling, it will be </text:span><text:span text:style-name="Source_20_Text"><text:span text:style-name="T19">1.5</text:span></text:span><text:span text:style-name="T1">.</text:span></text:p>
        </text:list-item>
        <text:list-item>
          <text:p text:style-name="P13"><text:span text:style-name="Strong_20_Emphasis"><text:span text:style-name="Source_20_Text"><text:span text:style-name="T19">juce::gl::glViewport(...)</text:span></text:span></text:span><text:span text:style-name="T1"> We then multiply every coordinate and size value (</text:span><text:span text:style-name="Source_20_Text"><text:span text:style-name="T19">x</text:span></text:span><text:span text:style-name="T1">, </text:span><text:span text:style-name="Source_20_Text"><text:span text:style-name="T19">y</text:span></text:span><text:span text:style-name="T1">, </text:span><text:span text:style-name="Source_20_Text"><text:span text:style-name="T19">width</text:span></text:span><text:span text:style-name="T1">, </text:span><text:span text:style-name="Source_20_Text"><text:span text:style-name="T19">height</text:span></text:span><text:span text:style-name="T1">) passed to </text:span><text:span text:style-name="Source_20_Text"><text:span text:style-name="T19">glViewport</text:span></text:span><text:span text:style-name="T1"> by this </text:span><text:span text:style-name="Source_20_Text"><text:span text:style-name="T19">scale</text:span></text:span><text:span text:style-name="T1"> factor. This correctly maps our logical </text:span><text:span text:style-name="Source_20_Text"><text:span text:style-name="T19">displayArea</text:span></text:span><text:span text:style-name="T1"> rectangle to the physical pixel grid that OpenGL uses, ensuring the viewport covers the intended area on any display.</text:span></text:p>
        </text:list-item>
      </text:list>
      <text:p text:style-name="P10">By applying this change, your OpenGL component will now render correctly on Windows systems with high-DPI scaling, resolving the issue of the image being small and misplaced. This also ensures it continues to work correctly on Linux and macO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ack" svg:font-family="hack, 'Droid Sans Mono', monospace, monospac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3:25:22.873705488</meta:creation-date>
    <dc:date>2025-11-04T13:28:13.873086991</dc:date>
    <meta:editing-duration>PT2M52S</meta:editing-duration>
    <meta:editing-cycles>1</meta:editing-cycles>
    <meta:document-statistic meta:table-count="0" meta:image-count="0" meta:object-count="0" meta:page-count="2" meta:paragraph-count="22" meta:word-count="453" meta:character-count="3238" meta:non-whitespace-character-count="2775"/>
    <meta:generator>LibreOffice/24.2.7.2$Linux_X86_64 LibreOffice_project/420$Build-2</meta:generator>
  </office:meta>
</office:document-meta>
</file>